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th 578 – Problem Set #1</text:p>
      <text:p text:style-name="Standard"/>
      <text:p text:style-name="Standard">Problem #1 - Results</text:p>
      <text:p text:style-name="Standard"/>
      <text:p text:style-name="Standard">Lagrangian Interpolation</text:p>
      <text:p text:style-name="Standard"/>
      <text:p text:style-name="Standard">Note that for Problem #1, Part A and B, a domain was set from [0,10]. <text:s/></text:p>
      <text:p text:style-name="Standard">Machine epsilon for the machine used was in the order of 5.2*10^-20.</text:p>
      <text:p text:style-name="Standard"/>
      <text:p text:style-name="Standard">The order of accuracy for the method is about 2 and was calculated from the slope of the graphs on the sine error. <text:s/>The graphs do not show consistent and reliable results which means conclusions taken from them are not verified. <text:s/>The best graph that showed the largest range of useable values was the sine error plot with a degree of 16 and was used to get the estimated order of accuracy. <text:s/>The problem with the power graphs is that a Lagrangian polynomial will exactly equal the actual function when the degree of the Lagrangian polynomial function is equal or greater to 6. <text:s/>The sine wave was plotted from 0 to 10 and had roughly 1.5 full sine waves in the domain. <text:s/>The two degree left great errors at it diverged near the edges and had constant errors that were not too dependant on the granularity of h. <text:s/>For all cases the error was below the expected value that is calculated through theory. <text:s/>In the future to get consistent graphs, a different domain should be investigated to see why the plots did not show the expected values.</text:p>
      <text:p text:style-name="Standard"/>
      <text:p text:style-name="Standard">Chebyshev Interpolation</text:p>
      <text:p text:style-name="Standard"/>
      <text:p text:style-name="Standard">Due to the trigonometric functions to get the x-values, the Chebyshev Interpolation has a linear error on the sine wave function and reducing errors on the power function. <text:s/>The graphs do not show consistent and reliable results which means conclusions taken from them are not verified . <text:s/>There was not enough data to conclude an error of accuracy. <text:s/>The plots appear to have a slope of 6 through 14 but this error seems too high and not similar enough to warrant any results. <text:s/>The constant error is from the fact the largest error occurs at the edges of the domain. <text:s/>Lagrangian interpolation has points at the edges which means the error will be zero while Chebyshev does not which creates large error near the domain as x approaches 10. <text:s/>This is why the power graphs for Chebyshev are constant.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eremy </meta:initial-creator>
    <meta:creation-date>2012-10-17T11:37:43</meta:creation-date>
    <dc:date>2012-10-18T10:04:52</dc:date>
    <dc:creator>jeremy </dc:creator>
    <meta:editing-duration>PT22H27M13S</meta:editing-duration>
    <meta:editing-cycles>14</meta:editing-cycles>
    <meta:generator>OpenOffice.org/3.2$Linux OpenOffice.org_project/320m12$Build-9483</meta:generator>
    <meta:document-statistic meta:table-count="0" meta:image-count="0" meta:object-count="0" meta:page-count="1" meta:paragraph-count="8" meta:word-count="367" meta:character-count="2061"/>
  </office:meta>
</office:document-meta>
</file>